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1aaae5" officeooo:paragraph-rsid="001aaae5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size="14pt" officeooo:rsid="001aaae5" officeooo:paragraph-rsid="001aaae5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officeooo:rsid="001aaae5" officeooo:paragraph-rsid="001aaae5" style:font-size-asian="10.5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2pt" officeooo:rsid="001aaae5" officeooo:paragraph-rsid="001e6c1a" style:font-size-asian="10.5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officeooo:rsid="001aaae5" officeooo:paragraph-rsid="00205bff" style:font-size-asian="10.5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officeooo:rsid="001aaae5" officeooo:paragraph-rsid="0020bb5b" style:font-size-asian="10.5pt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officeooo:rsid="0020bb5b" officeooo:paragraph-rsid="0020bb5b"/>
    </style:style>
    <style:style style:name="T1" style:family="text">
      <style:text-properties style:font-name="Times New Roman" fo:font-size="12pt" style:font-size-asian="10.5pt" style:font-size-complex="12pt"/>
    </style:style>
    <style:style style:name="T2" style:family="text">
      <style:text-properties style:font-name="Times New Roman" fo:font-size="12pt" officeooo:rsid="0021feec" style:font-size-asian="10.5pt" style:font-size-complex="12pt"/>
    </style:style>
    <style:style style:name="T3" style:family="text">
      <style:text-properties style:font-name="Times New Roman" fo:font-size="12pt" officeooo:rsid="00232685" style:font-size-asian="10.5pt" style:font-size-complex="12pt"/>
    </style:style>
    <style:style style:name="T4" style:family="text">
      <style:text-properties style:font-name="Times New Roman" fo:font-size="12pt" officeooo:rsid="0024ebea" style:font-size-asian="10.5pt" style:font-size-complex="12pt"/>
    </style:style>
    <style:style style:name="T5" style:family="text">
      <style:text-properties style:font-name="Times New Roman" fo:font-size="12pt" officeooo:rsid="00254c11" style:font-size-asian="10.5pt" style:font-size-complex="12pt"/>
    </style:style>
    <style:style style:name="T6" style:family="text">
      <style:text-properties officeooo:rsid="001e6c1a"/>
    </style:style>
    <style:style style:name="T7" style:family="text">
      <style:text-properties officeooo:rsid="00205bff"/>
    </style:style>
    <style:style style:name="T8" style:family="text">
      <style:text-properties officeooo:rsid="0020b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Cataldo<text:tab/><text:tab/><text:tab/><text:tab/><text:tab/><text:tab/><text:tab/><text:tab/><text:tab/><text:tab/> <text:s text:c="5"/>11/13/2016</text:p>
      <text:p text:style-name="P1">CIS 421<text:tab/><text:tab/><text:tab/><text:tab/><text:tab/><text:tab/><text:tab/><text:tab/><text:tab/><text:tab/><text:tab/>Dr. Grabowski</text:p>
      <text:p text:style-name="P2">Ant Colony Optimization</text:p>
      <text:p text:style-name="P3"><text:s text:c="5"/><text:span text:style-name="T6">For the first run of my implementation of ant colony optimization, the parameter values that I used were: ALPHA – 0.4, BETA – 1.0, RHO – 0.65, Q – 100. Using these parameters, my ants converged more slowly than other runs. The average tour length did end up decreasing overall, but no definite path was converged upon in 25 cycles.</text:span></text:p>
      <text:p text:style-name="P4"><text:s text:c="4"/><text:span text:style-name="T6">On the second run the parameter values that I used were: <text:s/>ALPHA – 1.0, BETA – 0.4, RHO – 0.65, </text:span></text:p>
      <text:p text:style-name="P4"><text:span text:style-name="T6">Q – 100. Using these parameters, my ants converged fairly quickly. By iteration 15 the majority of my ants were taking a tour of length 1340. By the end of iteration 25, all of my ants were taking the same 1340 path.</text:span></text:p>
      <text:p text:style-name="P4"><text:s text:c="4"/><text:span text:style-name="T6">For the third run the parameter values that I used were: <text:s/>ALPHA – 1.0, BETA – 1.0, RHO – 0.65, </text:span></text:p>
      <text:p text:style-name="P4"><text:span text:style-name="T6">Q – 100. Using these parameters, my ants converged slightly slower than than the second run but more quickly than the first. My ants converged on a worse path than the second, with the majority of ants settling for a tour length of 1785 by iteration 18.</text:span></text:p>
      <text:p text:style-name="P5"><text:s text:c="4"/><text:span text:style-name="T7">Run four saw the following parameters used: <text:s/>ALPHA – 1.0, BETA – 1.0, RHO – 0.4, Q – 100. With these parameters, my ants converged more slowly than in the third run and on a worse path. By iteration 20, the majority of my ants were choosing a tour of length 2260.</text:span></text:p>
      <text:p text:style-name="P6"><text:s text:c="4"/><text:span text:style-name="T8">On run five, the following parameters were used: <text:s/>ALPHA – 0.4, BETA – 1.0, RHO – 0.65, Q – 100.</text:span></text:p>
      <text:p text:style-name="P7"><text:span text:style-name="T1">Using these parameters my ants converged fairly quickly but on a poor path. By iteration 8 the majority of my ants were choosing a tour of length 2290.</text:span></text:p>
      <text:p text:style-name="P7"><text:span text:style-name="T1"><text:s text:c="5"/></text:span><text:span text:style-name="T2">When comparing ant colony optimization with A*, the two algorithms found different solutions. Although some of my ants found the optimal 1255 path in ACO, the path was never converged upon. However, with A*, the optimal path was always found. </text:span><text:span text:style-name="T3">They found different solutions because in ant colony optimization, the paths chosen are still based on a probability. Even if an edge is better than another edge, the ant might not take the best edge since it is still up to chance. A* seemed more efficient for this problem. </text:span><text:span text:style-name="T5">During all of my ACO runs, I elected to evaporate pheromone first.</text:span></text:p>
      <text:p text:style-name="P7"><text:span text:style-name="T3"><text:s text:c="4"/></text:span><text:span text:style-name="T4">When choosing between using A* versus using ant colony optimization, there are several factors to consider. If we know information about all of the nodes and edges in the graph, A* is optimal as it is guaranteed to find the shortest path. However, ACO is great at finding solutions to problems where not a whole lot is known about the environment that the algorithm is operating i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ataldo</meta:initial-creator>
    <meta:creation-date>2016-11-13T14:30:34.674717418</meta:creation-date>
    <dc:date>2016-11-13T16:12:37.960694940</dc:date>
    <dc:creator>Michael Cataldo</dc:creator>
    <meta:editing-duration>PT1H11M29S</meta:editing-duration>
    <meta:editing-cycles>10</meta:editing-cycles>
    <meta:generator>LibreOffice/4.4.7.2$Linux_X86_64 LibreOffice_project/40m0$Build-2</meta:generator>
    <meta:document-statistic meta:table-count="0" meta:image-count="0" meta:object-count="0" meta:page-count="1" meta:paragraph-count="13" meta:word-count="447" meta:character-count="2591" meta:non-whitespace-character-count="2075"/>
  </office:meta>
</office:document-meta>
</file>